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list-style-name="L2">
      <style:text-properties style:font-name="Verdana" fo:font-size="16pt" fo:font-weight="bold" style:font-size-asian="16pt" style:font-weight-asian="bold" style:font-size-complex="16pt" style:font-weight-complex="bold"/>
    </style:style>
    <style:style style:name="P4" style:family="paragraph" style:parent-style-name="Standard" style:list-style-name="L3">
      <style:text-properties style:font-name="Verdana" fo:font-size="16pt" fo:font-weight="bold" style:font-size-asian="16pt" style:font-weight-asian="bold" style:font-size-complex="16pt" style:font-weight-complex="bold"/>
    </style:style>
    <style:style style:name="P5" style:family="paragraph" style:parent-style-name="Standard" style:list-style-name="L4">
      <style:text-properties style:font-name="Verdana"/>
    </style:style>
    <style:style style:name="P6" style:family="paragraph" style:parent-style-name="Standard" style:list-style-name="L5">
      <style:text-properties style:font-name="Verdana"/>
    </style:style>
    <style:style style:name="P7"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Web DM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1541916209" text:style-name="L1">
        <text:list-item>
          <text:p text:style-name="P7">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1328247084" text:style-name="L2">
        <text:list-item>
          <text:p text:style-name="P3">Despliegue</text:p>
        </text:list-item>
      </text:list>
      <text:p text:style-name="P1"/>
      <text:p text:style-name="P1"><text:tab/>La intención es convertir este proyecto en un desarrollo de software-libre con una licencia GNU-GPL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 el cual tiene intención de durar entre 1 y 2 años.</text:p>
      <text:p text:style-name="P1"/>
      <text:p text:style-name="P1"><text:tab/>El código está basado en PHP, y de momento no tengo intención de utilizar ninguna herramienta de Diseño Rápido de Aplicaciones como Ignition o Symfony, aunque no esta cerrado el proyecto a en un futuro empezar a utilizar estas herramientas como parte de la parte I+D del mismo.</text:p>
      <text:p text:style-name="P1"/>
      <text:p text:style-name="P1"/>
      <text:list xml:id="list1199195631" text:style-name="L3">
        <text:list-item>
          <text:p text:style-name="P4">Primera Fase: Diseño de la primera Clase</text:p>
        </text:list-item>
      </text:list>
      <text:p text:style-name="P1"/>
      <text:p text:style-name="P1">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text:soft-page-break/>Identificador genérico acumulativo</text:p>
      <text:p text:style-name="P1">Bastidor</text:p>
      <text:p text:style-name="P1">Matricula</text:p>
      <text:p text:style-name="P1"/>
      <text:p text:style-name="P1">Existen varias posibilidades:</text:p>
      <text:p text:style-name="P1"/>
      <text:list xml:id="list1023013447" text:style-name="L4">
        <text:list-item>
          <text:p text:style-name="P5">Que el vehículo sea nuevo, y no posea aun matricula, por tanto la matricula no seria un buen candidato como identificador único, aunque si debería estar indexado/ordenado para búsquedas rápidas.</text:p>
        </text:list-item>
        <text:list-item>
          <text:p text:style-name="P5">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5">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1886052554" text:style-name="L5">
        <text:list-item>
          <text:p text:style-name="P6">Fecha de Matriculacion</text:p>
        </text:list-item>
        <text:list-item>
          <text:p text:style-name="P6">Marca</text:p>
        </text:list-item>
        <text:list-item>
          <text:p text:style-name="P6">Modelo</text:p>
        </text:list-item>
        <text:list-item>
          <text:p text:style-name="P6">Tipo de Combustible</text:p>
        </text:list-item>
        <text:list-item>
          <text:p text:style-name="P6">Potencia</text:p>
        </text:list-item>
        <text:list-item>
          <text:p text:style-name="P6">Cilindrada</text:p>
        </text:list-item>
        <text:list-item>
          <text:p text:style-name="P6">Carroceria</text:p>
        </text:list-item>
        <text:list-item>
          <text:p text:style-name="P6">Color</text:p>
        </text:list-item>
        <text:list-item>
          <text:p text:style-name="P6">Kilometraje</text:p>
        </text:list-item>
        <text:list-item>
          <text:p text:style-name="P6">PVP</text:p>
        </text:list-item>
        <text:list-item>
          <text:p text:style-name="P6">PVD</text:p>
        </text:list-item>
        <text:list-item>
          <text:p text:style-name="P6">Tipo de Vehiculo</text:p>
        </text:list-item>
        <text:list-item>
          <text:p text:style-name="P6">Ubicación</text:p>
        </text:list-item>
        <text:list-item>
          <text:p text:style-name="P6">Categoria/Destino</text:p>
        </text:list-item>
        <text:list-item>
          <text:p text:style-name="P6">Uso Anterior</text:p>
        </text:list-item>
        <text:list-item>
          <text:p text:style-name="P6">Opciones/Extras</text:p>
        </text:list-item>
        <text:list-item>
          <text:p text:style-name="P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meta:document-statistic meta:table-count="0" meta:image-count="0" meta:object-count="0" meta:page-count="3" meta:paragraph-count="39" meta:word-count="614" meta:character-count="3774"/>
    <dc:date>2011-04-10T23:08:28</dc:date>
    <dc:creator>Manuel Camargo</dc:creator>
    <meta:editing-duration>PT00H12M08S</meta:editing-duration>
    <meta:editing-cycles>1</meta:editing-cycles>
    <meta:generator>OpenOffice.org/3.2$Unix OpenOffice.org_project/320m12$Build-9483</meta:generator>
  </office:meta>
</office:document-meta>
</file>